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Bibliography_20_1">
      <style:paragraph-properties>
        <style:tab-stops/>
      </style:paragraph-properties>
    </style:style>
    <style:style style:name="P16" style:family="paragraph" style:parent-style-name="Text_20_body">
      <style:text-properties officeooo:rsid="00ddbe1c" officeooo:paragraph-rsid="00ddbe1c"/>
    </style:style>
    <style:style style:name="P17" style:family="paragraph" style:parent-style-name="Text_20_body">
      <style:text-properties officeooo:rsid="00c40497" officeooo:paragraph-rsid="00ce833b"/>
    </style:style>
    <style:style style:name="P18" style:family="paragraph" style:parent-style-name="Text_20_body">
      <style:text-properties officeooo:rsid="00737eac" officeooo:paragraph-rsid="00d188f7"/>
    </style:style>
    <style:style style:name="P19" style:family="paragraph" style:parent-style-name="Text_20_body">
      <style:text-properties officeooo:rsid="00d188f7" officeooo:paragraph-rsid="00d188f7"/>
    </style:style>
    <style:style style:name="P20" style:family="paragraph" style:parent-style-name="Text_20_body">
      <style:text-properties officeooo:rsid="00d1a387" officeooo:paragraph-rsid="00d1a387"/>
    </style:style>
    <style:style style:name="P21" style:family="paragraph" style:parent-style-name="Text_20_body">
      <style:text-properties officeooo:rsid="00d1a387" officeooo:paragraph-rsid="00d22a1a"/>
    </style:style>
    <style:style style:name="P22" style:family="paragraph" style:parent-style-name="Text_20_body">
      <style:text-properties officeooo:rsid="00d1a387" officeooo:paragraph-rsid="00d35d53"/>
    </style:style>
    <style:style style:name="P23" style:family="paragraph" style:parent-style-name="Text_20_body">
      <style:text-properties officeooo:paragraph-rsid="00d35d53"/>
    </style:style>
    <style:style style:name="P24" style:family="paragraph" style:parent-style-name="Text_20_body">
      <style:text-properties officeooo:paragraph-rsid="00d37304"/>
    </style:style>
    <style:style style:name="P25" style:family="paragraph" style:parent-style-name="Text_20_body">
      <style:text-properties officeooo:rsid="00d45a97" officeooo:paragraph-rsid="00d45a97"/>
    </style:style>
    <style:style style:name="P26" style:family="paragraph" style:parent-style-name="Text_20_body">
      <style:text-properties officeooo:rsid="00d54798" officeooo:paragraph-rsid="00d54798"/>
    </style:style>
    <style:style style:name="P27" style:family="paragraph" style:parent-style-name="Text_20_body">
      <style:text-properties officeooo:rsid="00d69bc6" officeooo:paragraph-rsid="00d69bc6"/>
    </style:style>
    <style:style style:name="P28" style:family="paragraph" style:parent-style-name="Text_20_body">
      <style:text-properties officeooo:paragraph-rsid="00dba27b"/>
    </style:style>
    <style:style style:name="P29" style:family="paragraph" style:parent-style-name="Title">
      <style:text-properties officeooo:rsid="001494a7" officeooo:paragraph-rsid="001494a7"/>
    </style:style>
    <style:style style:name="P30" style:family="paragraph" style:parent-style-name="Text_20_body">
      <style:text-properties officeooo:rsid="00df48af" officeooo:paragraph-rsid="00df48af"/>
    </style:style>
    <style:style style:name="P31" style:family="paragraph" style:parent-style-name="Text_20_body">
      <style:text-properties officeooo:rsid="00df48af" officeooo:paragraph-rsid="00e753f2"/>
    </style:style>
    <style:style style:name="P32" style:family="paragraph" style:parent-style-name="Text_20_body">
      <style:text-properties officeooo:rsid="00422e2d" officeooo:paragraph-rsid="00ab0928"/>
    </style:style>
    <style:style style:name="P33" style:family="paragraph" style:parent-style-name="Text_20_body">
      <style:text-properties officeooo:rsid="00a03dba" officeooo:paragraph-rsid="00ef624f"/>
    </style:style>
    <style:style style:name="P34" style:family="paragraph" style:parent-style-name="Text_20_body">
      <style:text-properties officeooo:rsid="00980d24" officeooo:paragraph-rsid="00ee162b"/>
    </style:style>
    <style:style style:name="P35" style:family="paragraph" style:parent-style-name="Text_20_body">
      <style:text-properties officeooo:paragraph-rsid="00e7a177"/>
    </style:style>
    <style:style style:name="P36" style:family="paragraph" style:parent-style-name="Text_20_body">
      <style:text-properties officeooo:paragraph-rsid="00ef624f"/>
    </style:style>
    <style:style style:name="P37" style:family="paragraph" style:parent-style-name="Text_20_body">
      <style:text-properties officeooo:rsid="00f4bee3" officeooo:paragraph-rsid="010d2c50"/>
    </style:style>
    <style:style style:name="P38" style:family="paragraph" style:parent-style-name="Text_20_body">
      <style:text-properties officeooo:rsid="003480fe" officeooo:paragraph-rsid="003480fe"/>
    </style:style>
    <style:style style:name="P39" style:family="paragraph" style:parent-style-name="Text_20_body">
      <style:text-properties officeooo:rsid="011b8ccc" officeooo:paragraph-rsid="011b8ccc"/>
    </style:style>
    <style:style style:name="P40" style:family="paragraph" style:parent-style-name="Text_20_body">
      <style:text-properties officeooo:rsid="005698b0" officeooo:paragraph-rsid="0076b868"/>
    </style:style>
    <style:style style:name="P41" style:family="paragraph" style:parent-style-name="Heading_20_1">
      <style:text-properties officeooo:rsid="001c5026" officeooo:paragraph-rsid="0031e2e9"/>
    </style:style>
    <style:style style:name="P42" style:family="paragraph" style:parent-style-name="Heading_20_1">
      <style:text-properties officeooo:paragraph-rsid="0031e2e9"/>
    </style:style>
    <style:style style:name="P43" style:family="paragraph" style:parent-style-name="Heading_20_1">
      <style:text-properties officeooo:rsid="00ddbe1c" officeooo:paragraph-rsid="00ddbe1c"/>
    </style:style>
    <style:style style:name="P44" style:family="paragraph" style:parent-style-name="Heading_20_1">
      <style:text-properties officeooo:rsid="00d8f4ec" officeooo:paragraph-rsid="00d8f4ec"/>
    </style:style>
    <style:style style:name="P45" style:family="paragraph" style:parent-style-name="Heading_20_1">
      <style:text-properties officeooo:rsid="00d009ea" officeooo:paragraph-rsid="00d009ea"/>
    </style:style>
    <style:style style:name="P46" style:family="paragraph" style:parent-style-name="Heading_20_1">
      <style:text-properties officeooo:paragraph-rsid="0061d795"/>
    </style:style>
    <style:style style:name="P47" style:family="paragraph" style:parent-style-name="Heading_20_2">
      <style:text-properties officeooo:paragraph-rsid="00e753f2"/>
    </style:style>
    <style:style style:name="P48" style:family="paragraph" style:parent-style-name="Heading_20_2">
      <style:text-properties officeooo:rsid="010d2c50" officeooo:paragraph-rsid="010d2c50"/>
    </style:style>
    <style:style style:name="P49" style:family="paragraph" style:parent-style-name="Heading_20_2">
      <style:text-properties officeooo:paragraph-rsid="010d2c50"/>
    </style:style>
    <style:style style:name="P50" style:family="paragraph" style:parent-style-name="Text_20_body" style:list-style-name="L1">
      <style:text-properties officeooo:rsid="011b8ccc" officeooo:paragraph-rsid="011b8ccc"/>
    </style:style>
    <style:style style:name="P51" style:family="paragraph" style:parent-style-name="Text_20_body" style:list-style-name="L2">
      <style:text-properties officeooo:paragraph-rsid="01358634"/>
    </style:style>
    <style:style style:name="P52" style:family="paragraph" style:parent-style-name="Text_20_body" style:list-style-name="L2">
      <style:text-properties officeooo:rsid="00e1157a" officeooo:paragraph-rsid="01361e7a"/>
    </style:style>
    <style:style style:name="P53" style:family="paragraph" style:parent-style-name="Text_20_body" style:list-style-name="L2">
      <style:text-properties officeooo:rsid="00e1157a" officeooo:paragraph-rsid="01375c78"/>
    </style:style>
    <style:style style:name="P54" style:family="paragraph" style:parent-style-name="Text_20_body">
      <style:text-properties officeooo:rsid="00e1157a" officeooo:paragraph-rsid="0138ca36"/>
    </style:style>
    <style:style style:name="P55" style:family="paragraph" style:parent-style-name="Text_20_body" style:list-style-name="L2">
      <style:text-properties officeooo:rsid="0130bc5d" officeooo:paragraph-rsid="01361e7a"/>
    </style:style>
    <style:style style:name="P56" style:family="paragraph" style:parent-style-name="Text_20_body" style:list-style-name="L2">
      <style:text-properties officeooo:rsid="013211a8" officeooo:paragraph-rsid="01358634"/>
    </style:style>
    <style:style style:name="P57" style:family="paragraph" style:parent-style-name="Text_20_body" style:list-style-name="L2">
      <style:text-properties officeooo:rsid="012f4301" officeooo:paragraph-rsid="01361e7a"/>
    </style:style>
    <style:style style:name="P58" style:family="paragraph" style:parent-style-name="Text_20_body" style:list-style-name="L3">
      <style:text-properties officeooo:rsid="00f4bee3" officeooo:paragraph-rsid="010d2c50"/>
    </style:style>
    <style:style style:name="P59" style:family="paragraph" style:parent-style-name="Text_20_body" style:list-style-name="L3">
      <style:text-properties officeooo:rsid="00ff09d5" officeooo:paragraph-rsid="010d2c50"/>
    </style:style>
    <style:style style:name="P60" style:family="paragraph" style:parent-style-name="Text_20_body" style:list-style-name="L3">
      <style:text-properties officeooo:rsid="00f5d4f6" officeooo:paragraph-rsid="010d2c50"/>
    </style:style>
    <style:style style:name="P61" style:family="paragraph" style:parent-style-name="Text_20_body" style:list-style-name="L3">
      <style:text-properties officeooo:rsid="00f4c70b" officeooo:paragraph-rsid="010d2c50"/>
    </style:style>
    <style:style style:name="P62" style:family="paragraph" style:parent-style-name="Text_20_body" style:list-style-name="L4">
      <style:text-properties officeooo:rsid="0109e016" officeooo:paragraph-rsid="010d2c50"/>
    </style:style>
    <style:style style:name="P63" style:family="paragraph" style:parent-style-name="Text_20_body" style:list-style-name="L4">
      <style:text-properties officeooo:rsid="011987b4" officeooo:paragraph-rsid="011987b4"/>
    </style:style>
    <style:style style:name="P64" style:family="paragraph" style:parent-style-name="Text_20_body">
      <style:text-properties officeooo:paragraph-rsid="013b4b31"/>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9bcc1"/>
    </style:style>
    <style:style style:name="T58" style:family="text">
      <style:text-properties officeooo:rsid="009aa5ac"/>
    </style:style>
    <style:style style:name="T59" style:family="text">
      <style:text-properties officeooo:rsid="009e1d1e"/>
    </style:style>
    <style:style style:name="T60" style:family="text">
      <style:text-properties officeooo:rsid="00a0028c"/>
    </style:style>
    <style:style style:name="T61" style:family="text">
      <style:text-properties officeooo:rsid="00a1b050"/>
    </style:style>
    <style:style style:name="T62" style:family="text">
      <style:text-properties officeooo:rsid="00accbab"/>
    </style:style>
    <style:style style:name="T63" style:family="text">
      <style:text-properties officeooo:rsid="00b1ed3a"/>
    </style:style>
    <style:style style:name="T64" style:family="text">
      <style:text-properties officeooo:rsid="00c1d018"/>
    </style:style>
    <style:style style:name="T65" style:family="text">
      <style:text-properties fo:font-style="normal" style:font-style-asian="normal" style:font-style-complex="normal"/>
    </style:style>
    <style:style style:name="T66" style:family="text">
      <style:text-properties fo:font-style="normal" officeooo:rsid="00ce833b" style:font-style-asian="normal" style:font-style-complex="normal"/>
    </style:style>
    <style:style style:name="T67" style:family="text">
      <style:text-properties fo:font-style="normal" officeooo:rsid="010bc3de" style:font-style-asian="normal" style:font-style-complex="normal"/>
    </style:style>
    <style:style style:name="T68" style:family="text">
      <style:text-properties officeooo:rsid="00c5c2ea"/>
    </style:style>
    <style:style style:name="T69" style:family="text">
      <style:text-properties officeooo:rsid="00c6ec0c"/>
    </style:style>
    <style:style style:name="T70" style:family="text">
      <style:text-properties officeooo:rsid="00cd043f"/>
    </style:style>
    <style:style style:name="T71" style:family="text">
      <style:text-properties officeooo:rsid="00d188f7"/>
    </style:style>
    <style:style style:name="T72" style:family="text">
      <style:text-properties officeooo:rsid="00d1a387"/>
    </style:style>
    <style:style style:name="T73" style:family="text">
      <style:text-properties officeooo:rsid="00d22a1a"/>
    </style:style>
    <style:style style:name="T74" style:family="text">
      <style:text-properties officeooo:rsid="00d35d53"/>
    </style:style>
    <style:style style:name="T75" style:family="text">
      <style:text-properties officeooo:rsid="00d35d53" loext:padding="0in" loext:border="none"/>
    </style:style>
    <style:style style:name="T76" style:family="text">
      <style:text-properties loext:padding="0in" loext:border="none"/>
    </style:style>
    <style:style style:name="T77" style:family="text">
      <style:text-properties officeooo:rsid="00d37304"/>
    </style:style>
    <style:style style:name="T78" style:family="text">
      <style:text-properties officeooo:rsid="00d8f4ec"/>
    </style:style>
    <style:style style:name="T79" style:family="text">
      <style:text-properties officeooo:rsid="00dba27b"/>
    </style:style>
    <style:style style:name="T80" style:family="text">
      <style:text-properties officeooo:rsid="00dc66e4"/>
    </style:style>
    <style:style style:name="T81" style:family="text">
      <style:text-properties officeooo:rsid="00e3c9c7"/>
    </style:style>
    <style:style style:name="T82" style:family="text">
      <style:text-properties officeooo:rsid="00ec9a0d"/>
    </style:style>
    <style:style style:name="T83" style:family="text">
      <style:text-properties officeooo:rsid="00ecbedb"/>
    </style:style>
    <style:style style:name="T84" style:family="text">
      <style:text-properties officeooo:rsid="00ee162b"/>
    </style:style>
    <style:style style:name="T85" style:family="text">
      <style:text-properties officeooo:rsid="00ef624f"/>
    </style:style>
    <style:style style:name="T86" style:family="text">
      <style:text-properties officeooo:rsid="00f1b062"/>
    </style:style>
    <style:style style:name="T87" style:family="text">
      <style:text-properties officeooo:rsid="00f5d4f6"/>
    </style:style>
    <style:style style:name="T88" style:family="text">
      <style:text-properties officeooo:rsid="00f69dfd"/>
    </style:style>
    <style:style style:name="T89" style:family="text">
      <style:text-properties officeooo:rsid="00f82283"/>
    </style:style>
    <style:style style:name="T90" style:family="text">
      <style:text-properties officeooo:rsid="00f971dd"/>
    </style:style>
    <style:style style:name="T91" style:family="text">
      <style:text-properties officeooo:rsid="00f9b6c0"/>
    </style:style>
    <style:style style:name="T92" style:family="text">
      <style:text-properties officeooo:rsid="00fb47d0"/>
    </style:style>
    <style:style style:name="T93" style:family="text">
      <style:text-properties officeooo:rsid="0100da0e"/>
    </style:style>
    <style:style style:name="T94" style:family="text">
      <style:text-properties officeooo:rsid="0102b1b0"/>
    </style:style>
    <style:style style:name="T95" style:family="text">
      <style:text-properties officeooo:rsid="0103d001"/>
    </style:style>
    <style:style style:name="T96" style:family="text">
      <style:text-properties officeooo:rsid="010574ff"/>
    </style:style>
    <style:style style:name="T97" style:family="text">
      <style:text-properties officeooo:rsid="0109e016"/>
    </style:style>
    <style:style style:name="T98" style:family="text">
      <style:text-properties officeooo:rsid="010bc3de"/>
    </style:style>
    <style:style style:name="T99" style:family="text">
      <style:text-properties officeooo:rsid="010c86e5"/>
    </style:style>
    <style:style style:name="T100" style:family="text">
      <style:text-properties officeooo:rsid="010fc8f3"/>
    </style:style>
    <style:style style:name="T101" style:family="text">
      <style:text-properties officeooo:rsid="0116b45d"/>
    </style:style>
    <style:style style:name="T102" style:family="text">
      <style:text-properties officeooo:rsid="0116bd3f"/>
    </style:style>
    <style:style style:name="T103" style:family="text">
      <style:text-properties officeooo:rsid="01180320"/>
    </style:style>
    <style:style style:name="T104" style:family="text">
      <style:text-properties fo:font-weight="bold" style:font-weight-asian="bold" style:font-weight-complex="bold"/>
    </style:style>
    <style:style style:name="T105" style:family="text">
      <style:text-properties officeooo:rsid="011e2f1d"/>
    </style:style>
    <style:style style:name="T106" style:family="text">
      <style:text-properties officeooo:rsid="01231e1d"/>
    </style:style>
    <style:style style:name="T107" style:family="text">
      <style:text-properties officeooo:rsid="0124ada3"/>
    </style:style>
    <style:style style:name="T108" style:family="text">
      <style:text-properties officeooo:rsid="01250b31"/>
    </style:style>
    <style:style style:name="T109" style:family="text">
      <style:text-properties officeooo:rsid="012675cc"/>
    </style:style>
    <style:style style:name="T110" style:family="text">
      <style:text-properties officeooo:rsid="0126f042"/>
    </style:style>
    <style:style style:name="T111" style:family="text">
      <style:text-properties officeooo:rsid="012bbbcb"/>
    </style:style>
    <style:style style:name="T112" style:family="text">
      <style:text-properties officeooo:rsid="012c02a1"/>
    </style:style>
    <style:style style:name="T113" style:family="text">
      <style:text-properties officeooo:rsid="012d542c"/>
    </style:style>
    <style:style style:name="T114" style:family="text">
      <style:text-properties officeooo:rsid="0132761b"/>
    </style:style>
    <style:style style:name="T115" style:family="text">
      <style:text-properties officeooo:rsid="01343f9a"/>
    </style:style>
    <style:style style:name="T116" style:family="text">
      <style:text-properties officeooo:rsid="0134feab"/>
    </style:style>
    <style:style style:name="T117" style:family="text">
      <style:text-properties officeooo:rsid="01358634"/>
    </style:style>
    <style:style style:name="T118" style:family="text">
      <style:text-properties officeooo:rsid="01361e7a"/>
    </style:style>
    <style:style style:name="T119" style:family="text">
      <style:text-properties officeooo:rsid="01375c78"/>
    </style:style>
    <style:style style:name="T120" style:family="text">
      <style:text-properties officeooo:rsid="01384093"/>
    </style:style>
    <style:style style:name="T121" style:family="text">
      <style:text-properties officeooo:rsid="013b4b31"/>
    </style:style>
    <style:style style:name="T122" style:family="text">
      <style:text-properties officeooo:rsid="013e7b4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he <text:span text:style-name="T5">High-Level </text:span>Algorithm of Financing Fundamental Science and Software, for Blockchain Implementation: Why This Way and Peculiarities of Information Exchange and Payments <text:span text:style-name="T64">[rough draft]</text:span></text:p>
      <text:p text:style-name="P7"><text:span text:style-name="T1">Victor Porton (ORCID </text:span>0000-0001-7064-7975<text:span text:style-name="T1">)</text:span></text:p>
      <text:p text:style-name="P8"><text:span text:style-name="T104">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1"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8">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9">Also, it should implement an affiliate program for marketers for the following reasons:</text:p>
      <text:list text:style-name="L1">
        <text:list-item>
          <text:p text:style-name="P50">The marketing talent is often disjoint with software or science talents.</text:p>
        </text:list-item>
        <text:list-item>
          <text:p text:style-name="P50">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2"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3">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3">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7">By <text:span text:style-name="T12">project</text:span><text:span text:style-name="T65"> we mean an open source repository or package or a scientific article/</text:span><text:span text:style-name="T66">book</text:span><text:span text:style-name="T65">.</text:span></text:p>
      <text:p text:style-name="P13"><text:span text:style-name="T86">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47" text:outline-level="2"><text:soft-page-break/>Implementation as Layer-2</text:h>
      <text:p text:style-name="P54">We implement all <text:span text:style-name="T86">monetary </text:span>transactions <text:span text:style-name="T117">and storing dependencies </text:span>as <text:span text:style-name="T81">L2 (</text:span>Layer-2<text:span text:style-name="T81">)</text:span> <text:bibliography-mark text:identifier="layer2" text:bibliography-type="www" text:author="PCMag" text:title="Layer 2 blockchain" text:url="https://www.pcmag.com/encyclopedia/term/layer-2-blockchain">[9]</text:bibliography-mark> <text:span text:style-name="T115">to save on transaction costs. </text:span><text:span text:style-name="T116">We plan to use either a </text:span><text:span text:style-name="T105">Turing-complete</text:span><text:span text:style-name="T100"> </text:span><text:span text:style-name="T116">Validium or Optimistic Rollups (the third remaining variant ZK-rollups</text:span><text:span text:style-name="T33"> </text:span><text:span text:style-name="T33"><text:bibliography-mark text:identifier="zk-rollups" text:bibliography-type="www" text:author="ethereum.org" text:title="Zero-Knowledge rollups">[10]</text:bibliography-mark></text:span><text:span text:style-name="T116"> is expensive</text:span><text:span text:style-name="T33">, because we calculate data for every dependency </text:span><text:span text:style-name="T34">(and dependencies may count in thousands)</text:span><text:span text:style-name="T116">.</text:span></text:p>
      <text:list text:style-name="L2">
        <text:list-item>
          <text:p text:style-name="P51"><text:span text:style-name="T107">The Validium is to exist during at least the duration of the grant round, </text:span><text:span text:style-name="T117">but more likely, we will use an existing long-lived Validium</text:span><text:span text:style-name="T107">. </text:span><text:span text:style-name="T116">As a Validium we can use:</text:span></text:p>
          <text:list>
            <text:list-item>
              <text:p text:style-name="P52"><text:span text:style-name="T100">zkEVM </text:span><text:span text:style-name="T100"><text:bibliography-mark text:identifier="zkevm" text:bibliography-type="www" text:title="zkEVM" text:url="https://docs.zksync.io/zkevm/">[11]</text:bibliography-mark></text:span><text:span text:style-name="T100"> </text:span><text:span text:style-name="T117">+ Avail (still not implemented </text:span><text:span text:style-name="T120">by zkSync</text:span><text:span text:style-name="T117">)</text:span></text:p>
            </text:list-item>
            <text:list-item>
              <text:p text:style-name="P55">StarkNet</text:p>
            </text:list-item>
          </text:list>
        </text:list-item>
        <text:list-item>
          <text:p text:style-name="P56">Optimistic Rollups:</text:p>
          <text:list>
            <text:list-item>
              <text:p text:style-name="P53"><text:span text:style-name="T112">AltLayer </text:span><text:span text:style-name="T118">(</text:span><text:span text:style-name="T114">multichain, </text:span><text:span text:style-name="T119">fast L1↔L2, </text:span><text:span text:style-name="T118">advantage: </text:span><text:span text:style-name="T112">has the capability to dispose old data, </text:span><text:span text:style-name="T118">what we may want to use to reduce the costs)</text:span></text:p>
            </text:list-item>
            <text:list-item>
              <text:p text:style-name="P53"><text:span text:style-name="T113">Boba </text:span><text:span text:style-name="T119">(</text:span><text:span text:style-name="T114">multichain, </text:span><text:span text:style-name="T119">fast L1↔L2)</text:span></text:p>
            </text:list-item>
            <text:list-item>
              <text:p text:style-name="P57">Metis</text:p>
            </text:list-item>
          </text:list>
        </text:list-item>
      </text:list>
      <text:p text:style-name="P64"><text:span text:style-name="T121">For either project, we can use Solidity as the primary programming language.</text:span></text:p>
      <text:p text:style-name="P35"><text:span text:style-name="T122">W</text:span><text:span text:style-name="T70">e need to make the storage contract gasless,</text:span><text:span text:style-name="T68"> because </text:span><text:span text:style-name="T70">otherwise</text:span><text:span text:style-name="T68"> it requires </text:span><text:span text:style-name="T70">too </text:span><text:span text:style-name="T68">many transactions </text:span><text:span text:style-name="T70">having been </text:span><text:span text:style-name="T68">confirmed by the user.</text:span></text:p>
      <text:p text:style-name="P34">We store in Validium <text:span text:style-name="T85">also </text:span>the following pseudo-type: DiGraph&lt;<text:span text:style-name="T58">(</text:span>ProjectId, Version<text:span text:style-name="T58">)</text:span>&gt;, where the version is to be updated, if the next donor finds given project’s dependencies different than the previous donors.</text:p>
      <text:h text:style-name="P48" text:outline-level="2">Actual algorithm stages</text:h>
      <text:p text:style-name="P37">Stages <text:span text:style-name="T97">of donation</text:span>:</text:p>
      <text:list text:style-name="L3">
        <text:list-item>
          <text:p text:style-name="P58">The server writes dependencies, <text:span text:style-name="T93">project ID,</text:span> <text:span text:style-name="T93">X, and Y</text:span> to L2 <text:span text:style-name="T98">(the </text:span><text:span text:style-name="T14">donation specification</text:span><text:span text:style-name="T98">)</text:span>.</text:p>
        </text:list-item>
        <text:list-item>
          <text:p text:style-name="P58">Client using r/o access to L2 can validate it <text:span text:style-name="T88">(can be </text:span><text:span text:style-name="T89">done with a hash </text:span><text:span text:style-name="T94">or re-downloading all uploaded dependencies</text:span><text:span text:style-name="T88">)</text:span>.</text:p>
        </text:list-item>
        <text:list-item>
          <text:p text:style-name="P59">Client moves the funds to <text:span text:style-name="T98">distribution contract</text:span><text:span text:style-name="T92"> </text:span><text:span text:style-name="T90">account </text:span><text:span text:style-name="T91">(requires user confirmation) </text:span><text:span text:style-name="T106">on </text:span>L2 <text:span text:style-name="T96">(using the server as the gateway)</text:span>.</text:p>
        </text:list-item>
        <text:list-item>
          <text:p text:style-name="P60">Loop:</text:p>
          <text:list>
            <text:list-item>
              <text:p text:style-name="P61">Server calls monetary transactions on L2 <text:span text:style-name="T98">through this contract that ensures distribution of funds accordingly </text:span><text:span text:style-name="T67">the donation specification</text:span><text:span text:style-name="T87">. </text:span><text:span text:style-name="T99">For this method msg.sender is not checked.</text:span></text:p>
            </text:list-item>
          </text:list>
        </text:list-item>
      </text:list>
      <text:p text:style-name="P37">Stages <text:span text:style-name="T97">of withdrawal</text:span>:</text:p>
      <text:list text:style-name="L4">
        <text:list-item>
          <text:p text:style-name="P62">The benefactor on L2 send<text:span text:style-name="T101">s</text:span> funds to the “burning” account <text:span text:style-name="T102">to claim funds on the </text:span><text:span text:style-name="T103">L1</text:span>.</text:p>
        </text:list-item>
        <text:list-item>
          <text:p text:style-name="P63">The user withdraws funds on the L1.</text:p>
        </text:list-item>
      </text:list>
      <text:h text:style-name="P49" text:outline-level="2"><text:soft-page-break/>Other differences from cGrants</text:h>
      <text:p text:style-name="P33">We put matching funds on <text:span text:style-name="T50">our </text:span>I<text:span text:style-name="T50">V</text:span>otingStrategy <text:span text:style-name="T50">contract.</text:span></text:p>
      <text:p text:style-name="P36"><text:span text:style-name="T84">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60">(in Validium) </text:span><text:span text:style-name="T56">full donation amount, X%, and the </text:span><text:span text:style-name="T57">above mentioned</text:span><text:span text:style-name="T56"> dependencies </text:span><text:span text:style-name="T57">data</text:span><text:span text:style-name="T54">. </text:span><text:span text:style-name="T59">This contract will have also a function to distribute matching funds (that will </text:span><text:span text:style-name="T61">were</text:span><text:span text:style-name="T59"> placed on this contract address). </text:span><text:span text:style-name="T84">Actual distribution of funds (the sum of donated and matched) happens by calling a method of this contract.</text:span></text:p>
      <text:h text:style-name="Heading_20_2" text:outline-level="2">Arithmetic formulas</text:h>
      <text:p text:style-name="P31">First Y% of the donated sum is allocated to the affiliate (if any). <text:span text:style-name="T83">The donated sum is reduced to (100-Y)%.</text:span></text:p>
      <text:p text:style-name="P30">Remark: There was also considered the variant to allocate to the affiliate only Y% of the donation part that the main project (excluding dependencies) receives, but that would allocate zero to the affiliate if the main project does not accept donations.</text:p>
      <text:p text:style-name="P32">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40">The following is calculated separately for each token.</text:p>
      <text:p text:style-name="P12">Sums of donations for a given recipient address are stored in <text:span text:style-name="T50">our </text:span>I<text:span text:style-name="T50">V</text:span>otingStrategy <text:span text:style-name="T50">contract </text:span><text:span text:style-name="T111">(on L2) </text:span><text:span text:style-name="T50">to recipients</text:span> <text:span text:style-name="T62">when finalizing zkEVM.</text:span></text:p>
      <text:p text:style-name="P18">Before storing the donation in the chain, <text:span text:style-name="T40">f</text:span><text:span text:style-name="T23">or each direct or indirect dependency </text:span><text:span text:style-name="T24">find its Git repository, and if found, query (</text:span><text:span text:style-name="T72">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71">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text:p>
      <text:p text:style-name="P9">Then <text:span text:style-name="T32">after the</text:span> <text:span text:style-name="T32">end of matching period </text:span>calculate quadratic matchings and add to the sums.</text:p>
      <text:h text:style-name="P43" text:outline-level="1">Proposed modifications</text:h>
      <text:p text:style-name="P16">We may adjust matching funding of projects dependently their programming language. For example, I prefer D and Rust languages and would vote for more funding for projects written in these languages.</text:p>
      <text:h text:style-name="P44" text:outline-level="1"><text:soft-page-break/>Deficiencies of This Algorithm</text:h>
      <text:p text:style-name="P28"><text:span text:style-name="T78">With this algorithm, the left-pad </text:span><text:span text:style-name="T78"><text:bibliography-mark text:identifier="leftpad" text:bibliography-type="www" text:author="left-pad" text:title="left-pad" text:url="https://github.com/left-pad/left-pad">[13]</text:bibliography-mark></text:span><text:span text:style-name="T78"> </text:span><text:span text:style-name="T79">(</text:span>Used by 2.1m <text:span text:style-name="T79">other known packages) </text:span><text:span text:style-name="T78">owner</text:span><text:span text:style-name="T79">s</text:span><text:span text:style-name="T78"> can receive an amount of financing improportional to the importance of </text:span><text:span text:style-name="T80">their</text:span><text:span text:style-name="T78"> work. Anyway, </text:span><text:span text:style-name="T80">do </text:span><text:span text:style-name="T78">we want not to have rich people or not to have poor projects? </text:span><text:span text:style-name="T80">Personally I do not count it a big problem (compared to problems from the introduction of this article that this article is supposed to solve) that some people may receive big amounts of money improportional to the importance of their work.</text:span></text:p>
      <text:h text:style-name="P45" text:outline-level="1">Appendix: <text:span text:style-name="T71">User Data</text:span> Format</text:h>
      <text:p text:style-name="P19">User data is to be stored <text:span text:style-name="T72">in version control</text:span> in files</text:p>
      <text:p text:style-name="P18"><text:span text:style-name="T27">https://</text:span><text:span text:style-name="T24">github.com/</text:span><text:span text:style-name="T13">USER</text:span><text:span text:style-name="T24">/</text:span><text:span text:style-name="T13">USER</text:span><text:span text:style-name="T24">/.salaries-science/</text:span><text:span text:style-name="T71">accounts</text:span><text:span text:style-name="T24">.json</text:span></text:p>
      <text:p text:style-name="P20">or analogous files for other Git hostings.</text:p>
      <text:p text:style-name="P26">Currently, donations are accepted only for such packages that set repository data (allowing our software to extract <text:span text:style-name="T12">USER</text:span><text:span text:style-name="T65">).</text:span></text:p>
      <text:p text:style-name="P20">The file format is as follows:</text:p>
      <text:p text:style-name="P20">{</text:p>
      <text:p text:style-name="P21"><text:s text:c="2"/>"<text:span text:style-name="T73">evm</text:span>": <text:span text:style-name="T73">{</text:span></text:p>
      <text:p text:style-name="P23"><text:span text:style-name="T72"><text:s text:c="4"/>"</text:span><text:span text:style-name="T74">defaultA</text:span><text:span text:style-name="T72">ccount": "</text:span><text:span text:style-name="T76">0x36A0356d43EE4168ED24EFA1CAe3198708667ac0</text:span><text:span text:style-name="T72">",</text:span></text:p>
      <text:p text:style-name="P23"><text:span text:style-name="T72"><text:s text:c="4"/>"</text:span><text:span text:style-name="T74">defaultExpires</text:span><text:span text:style-name="T72">": "</text:span><text:span text:style-name="T75">2024-07-03T00:00:00</text:span><text:span text:style-name="T72">",</text:span></text:p>
      <text:p text:style-name="P24"><text:span text:style-name="T72"><text:s text:c="4"/></text:span><text:span text:style-name="T77">"chains:" </text:span><text:span text:style-name="T74">[</text:span></text:p>
      <text:p text:style-name="P20"><text:s text:c="6"/><text:span text:style-name="T74">{</text:span></text:p>
      <text:p text:style-name="P22"><text:s text:c="8"/>"<text:span text:style-name="T74">chainId</text:span>"<text:span text:style-name="T74">: 1,</text:span></text:p>
      <text:p text:style-name="P22"><text:s text:c="8"/>"<text:span text:style-name="T74">a</text:span>ccount": "<text:span text:style-name="T76">0x36A0356d43EE4168ED24EFA1CAe3198708667ac0</text:span>",</text:p>
      <text:p text:style-name="P23"><text:span text:style-name="T72"><text:s text:c="8"/>"</text:span><text:span text:style-name="T74">expires</text:span><text:span text:style-name="T72">": "</text:span><text:span text:style-name="T75">2024-07-03T00:00:00</text:span><text:span text:style-name="T72">"</text:span></text:p>
      <text:p text:style-name="P22"><text:s text:c="4"/><text:span text:style-name="T74">]</text:span></text:p>
      <text:p text:style-name="P20"><text:s text:c="2"/><text:span text:style-name="T73">}</text:span></text:p>
      <text:p text:style-name="P20">}</text:p>
      <text:p text:style-name="P25">To disable an account set its expiration date in the past e.g. to 0000-00-00T00:00:00.</text:p>
      <text:p text:style-name="P27">An account is considered enabled if its expiration date is above ??.</text:p>
      <text:h text:style-name="P46"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3]</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4]</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15">1: Victor Porton, Why Algebraic Theory of General Topology is Super-Important, </text:p>
          <text:p text:style-name="P15">2: Victor Porton, Attack on Google SERP: A branch of science may effectively disappear from SERPs for a long time, 2022</text:p>
          <text:p text:style-name="P15">3: Victor Porton, Paying Salaries to Scientists Using Prediction Markets on Blockchain, 2021</text:p>
          <text:p text:style-name="P15">4: Victor Porton, Future Salaries, , <text:a xlink:type="simple" xlink:href="https://vporton.github.io/future-salary/#/" text:style-name="Internet_20_link" text:visited-style-name="Internet_20_link"><text:span text:style-name="Internet_20_link">https://vporton.github.io/future-salary/#/</text:span></text:a></text:p>
          <text:p text:style-name="P15">5: Diemer, Sebastian, Does money matter in predicting future events?, 2013</text:p>
          <text:p text:style-name="P1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5">7: Victor Porton, Storing ZK-rollups in a sidechain, 2023, </text:p>
          <text:p text:style-name="P15">8: , World Science DAO, , <text:a xlink:type="simple" xlink:href="https://science-dao.vporton.name/" text:style-name="Internet_20_link" text:visited-style-name="Internet_20_link"><text:span text:style-name="Internet_20_link">https://science-dao.vporton.name/</text:span></text:a></text:p>
          <text:p text:style-name="P15">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2-03T16:35:49.450137090</dc:date>
    <meta:editing-duration>P6DT21H7M6S</meta:editing-duration>
    <meta:editing-cycles>250</meta:editing-cycles>
    <meta:document-statistic meta:table-count="0" meta:image-count="0" meta:object-count="0" meta:page-count="6" meta:paragraph-count="93" meta:word-count="1872" meta:character-count="12065" meta:non-whitespace-character-count="10262"/>
  </office:meta>
</office:document-meta>
</file>